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.</text:p>
      <text:p text:style-name="P4">Rested 4 minutes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4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4370967336416697580" text:style-name="L1">
        <text:list-item>
          <text:p text:style-name="P8">3:56.8</text:p>
        </text:list-item>
        <text:list-item>
          <text:p text:style-name="P8">3:53.8</text:p>
        </text:list-item>
        <text:list-item>
          <text:p text:style-name="P8">3:50.8</text:p>
        </text:list-item>
        <text:list-item>
          <text:p text:style-name="P8">3:47.8</text:p>
        </text:list-item>
        <text:list-item>
          <text:p text:style-name="P8">3:45.0</text:p>
        </text:list-item>
        <text:list-item>
          <text:p text:style-name="P8">3:42.2</text:p>
        </text:list-item>
        <text:list-item>
          <text:p text:style-name="P8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4"><text:soft-page-break/>Sat 6/4/16: <text:span text:style-name="T2">4.5 miles</text:span></text:p>
      <text:p text:style-name="P4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4"/>
      <text:p text:style-name="P4">Sun 6/5/16: <text:span text:style-name="T2">3 miles </text:span><text:s/></text:p>
      <text:p text:style-name="P4">I am tired from the workouts I had in the last 2 days. <text:s/>I ran 3 miles on hilly roads and grass in 34 minutes. </text:p>
      <text:p text:style-name="P4"/>
      <text:p text:style-name="P4">Mon 6/6/16: <text:span text:style-name="T2">4 miles</text:span></text:p>
      <text:p text:style-name="P4">I ran on the college track with Mark Ams.</text:p>
      <text:p text:style-name="P4">We warmed up with a mile. <text:s/>Then we ran 10x220yards with a 220 jog after each. </text:p>
      <text:p text:style-name="P4">The jogs took about 95 s each. <text:s/></text:p>
      <text:p text:style-name="P4">Average time for the 220's was 57.8 s. </text:p>
      <text:p text:style-name="P4">Jogged ½ mile</text:p>
      <text:p text:style-name="P4"/>
      <text:p text:style-name="P4">Tues 6/7/16 <text:span text:style-name="T2">3.6 miles</text:span></text:p>
      <text:p text:style-name="P4">I ran on the 1.09 mile loop around New Alexandria PA. It is down and then up hill.</text:p>
      <text:p text:style-name="P4">I jogged 0.17 miles, ran three loops averaging 8:48/mi and then jogged 0.17 miles. </text:p>
      <text:p text:style-name="P4"/>
      <text:p text:style-name="P4">Wed 6/8/16: <text:span text:style-name="T2">3 miles</text:span></text:p>
      <text:p text:style-name="P4">I ran 3 <text:s/>miles on hilly roads in New Alexandria running faster as I went. <text:s/>Average pace = 10:20/mi. <text:s/>Final mile in 8:43.</text:p>
      <text:p text:style-name="P4"/>
      <text:p text:style-name="P4">Thur 6/9/16: <text:span text:style-name="T2">7.7 miles</text:span></text:p>
      <text:p text:style-name="P4">In the morning I ran in New Alexandria. </text:p>
      <text:p text:style-name="P4">1 mile warmup in about 10:20</text:p>
      <text:p text:style-name="P4">8 x 0.2 miles on a hill with a 6.4% grade. <text:s/>I jogged mainly downhill 0.3 miles after each 0.2miles. <text:s/>The jogs took about 3 minutes each. <text:s/>The times on the 0.2 mile uphills were:</text:p>
      <text:list xml:id="list8020587741643488210" text:style-name="L2">
        <text:list-item>
          <text:p text:style-name="P9">2:00 <text:s text:c="2"/>(10:00/mi)</text:p>
        </text:list-item>
        <text:list-item>
          <text:p text:style-name="P9">1:58</text:p>
        </text:list-item>
        <text:list-item>
          <text:p text:style-name="P9">1:56</text:p>
        </text:list-item>
        <text:list-item>
          <text:p text:style-name="P9">1:51</text:p>
        </text:list-item>
        <text:list-item>
          <text:p text:style-name="P9">1:49.4</text:p>
        </text:list-item>
        <text:list-item>
          <text:p text:style-name="P9">1:51.4</text:p>
        </text:list-item>
        <text:list-item>
          <text:p text:style-name="P9">1:47.7</text:p>
        </text:list-item>
        <text:list-item>
          <text:p text:style-name="P9">1:39.6 (8:18/mi)</text:p>
        </text:list-item>
      </text:list>
      <text:p text:style-name="P4">I felt better as I ran. <text:s/></text:p>
      <text:p text:style-name="P4">Jogged ½ mile warmdown.</text:p>
      <text:p text:style-name="P4">In the afternoon I walked 2.2 miles on the hilly West Penn Trail.</text:p>
      <text:p text:style-name="P5"/>
      <text:p text:style-name="P4">Fri 6/10/16: <text:span text:style-name="T2">2 miles</text:span></text:p>
      <text:p text:style-name="P4">I ran 2 miles in 20 minutes on hilly roads in Meadville.</text:p>
      <text:p text:style-name="P4"/>
      <text:p text:style-name="P5">27.8 miles in the last week. </text:p>
      <text:p text:style-name="P5"/>
      <text:p text:style-name="P5"/>
      <text:p text:style-name="P5"/>
      <text:p text:style-name="P4"><text:soft-page-break/>Sat 6/11/16: <text:span text:style-name="T2">4 miles</text:span></text:p>
      <text:p text:style-name="P4">I ran 4 miles on hilly roads and grass. <text:s/>First and last miles on roads. </text:p>
      <text:p text:style-name="P4">9:19+9:11+8:35+8:34 = 35:40. <text:s/>It was 83 degrees. </text:p>
      <text:p text:style-name="P4"/>
      <text:p text:style-name="P4">Sun 6/12/16: <text:span text:style-name="T2">3 miles</text:span></text:p>
      <text:p text:style-name="P4">I ran and walked 3 miles on roads and grass averaging 11:28/mile.</text:p>
      <text:p text:style-name="P4"/>
      <text:p text:style-name="P4">Mon 6/13/16: <text:span text:style-name="T2">5.1 miles</text:span></text:p>
      <text:p text:style-name="P4">I ran with Mark Ams, and Gary and Matt Puleio. <text:s/>Mark ran 200's and the rest of us ran 6 x 880 yards. I always run wide on the curves so 2 laps is about 880 yards. <text:s/></text:p>
      <text:p text:style-name="P4">We warmed up with a mile jog, ran 6 x 880 with a 220 jog between each 880 and then warmed down with an 880 jog. <text:s/>My 220 jogs took about 2:10. <text:s/>My times on the 880's were</text:p>
      <text:list xml:id="list1540520561234536772" text:style-name="L3">
        <text:list-item>
          <text:p text:style-name="P10">3:50.5</text:p>
        </text:list-item>
        <text:list-item>
          <text:p text:style-name="P10">3:50.4</text:p>
        </text:list-item>
        <text:list-item>
          <text:p text:style-name="P10">3:43.9</text:p>
        </text:list-item>
        <text:list-item>
          <text:p text:style-name="P10">3:44.2</text:p>
        </text:list-item>
        <text:list-item>
          <text:p text:style-name="P10">3:46.2</text:p>
        </text:list-item>
        <text:list-item>
          <text:p text:style-name="P10">3:45</text:p>
          <text:p text:style-name="P10">Average=3:46.7</text:p>
        </text:list-item>
      </text:list>
      <text:p text:style-name="P4"/>
      <text:p text:style-name="P4">Tues 6/14/16: <text:span text:style-name="T2">5.25 muiles</text:span></text:p>
      <text:p text:style-name="P4">I ran and walked 5.25 miles on hilly roads and grass. <text:s/>During the run I walked 5 times for a total of 1 mile of walking. <text:s/>The average pace was 10:36/mile. <text:s text:c="2"/>I feel good.</text:p>
      <text:p text:style-name="P4"/>
      <text:p text:style-name="P4">Wed 6/15/16: <text:span text:style-name="T2">4 miles</text:span></text:p>
      <text:p text:style-name="P4">I ran 1 mile to the Allegheny College track in 9:05 and rested 4 minutes.</text:p>
      <text:p text:style-name="P4">2 x 220 yards both in 55 s with a 220 jog after each</text:p>
      <text:p text:style-name="P4">rested 3 minutes</text:p>
      <text:p text:style-name="P4">1 mile in 7:28.7. <text:s/>Splits: 1:58.1, 1:55.4, 1:55.6, 1:39.6</text:p>
      <text:p text:style-name="P4">rested 4 minutes</text:p>
      <text:p text:style-name="P4">1 mile home in 9:02</text:p>
      <text:p text:style-name="P4"/>
      <text:p text:style-name="P4">Thur 6/16/16: <text:span text:style-name="T2">2 miles</text:span></text:p>
      <text:p text:style-name="P4">½ mile to the indoor track</text:p>
      <text:p text:style-name="P4">½ mile on the indoor track with not shoes in 4:21</text:p>
      <text:p text:style-name="P4">1 minute rest</text:p>
      <text:p text:style-name="P4">½ mile with shoes in 3:59</text:p>
      <text:p text:style-name="P4">1 light cycle using 13 weight machines for a total body workout</text:p>
      <text:p text:style-name="P4">½ mile jog home</text:p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6-16T21:29:38.15</dc:date>
    <dc:creator>James Lombardi</dc:creator>
    <meta:editing-duration>PT4H31M22S</meta:editing-duration>
    <meta:editing-cycles>35</meta:editing-cycles>
    <meta:document-statistic meta:table-count="0" meta:image-count="0" meta:object-count="0" meta:page-count="4" meta:paragraph-count="138" meta:word-count="1323" meta:character-count="6546"/>
  </office:meta>
</office:document-meta>
</file>